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3" svg:font-family="'Noto Sans'" style:font-pitch="variable"/>
    <style:font-face style:name="Noto Sans2" svg:font-family="'Noto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99cm" fo:min-width="2.11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98cm" fo:min-width="2.11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99cm" fo:min-width="2.112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52cm" fo:min-width="0.742cm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_32__20_Dots_20_1_20_Dash" draw:marker-start="Arrow" draw:marker-start-width="0.3cm" draw:marker-end="Arrow" draw:marker-end-width="0.3cm" draw:fill="none"/>
    </style:style>
    <style:style style:name="gr9" style:family="graphic" style:parent-style-name="objectwithoutfill">
      <style:graphic-properties draw:stroke="dash" draw:stroke-dash="_32__20_Dots_20_1_20_Dash" draw:marker-end="Arrow" draw:marker-end-width="0.3cm" draw:fill="non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Noto Sans3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14pt" fo:font-style="normal" fo:text-shadow="none" style:text-underline-style="none" fo:font-weight="normal" style:letter-kerning="true" style:font-name-asian="Noto Sans CJK JP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41cm" svg:height="2.661cm" svg:x="3.849cm" svg:y="3.019cm">
          <text:p text:style-name="P1">Stream</text:p>
          <text:p text:style-name="P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741cm" svg:height="2.66cm" svg:x="13.865cm" svg:y="7.004cm">
          <text:p text:style-name="P1">Stream</text:p>
          <text:p text:style-name="P1">Multipl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742cm" svg:height="2.661cm" svg:x="3.599cm" svg:y="9.00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741cm" svg:height="2.661cm" svg:x="18.355cm" svg:y="2.015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741cm" svg:height="2.66cm" svg:x="20.683cm" svg:y="7.004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741cm" svg:height="2.66cm" svg:x="18.521cm" svg:y="12.159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-0.759cm" svg:x1="3.849cm" svg:y1="4.35cm" svg:x2="3.599cm" svg:y2="10.336cm" draw:start-shape="id1" draw:start-glue-point="6" draw:end-shape="id2" draw:end-glue-point="6" svg:d="M3849 4350c-2290 0-2165 5986-250 5986" svg:viewBox="0 0 1703 5987">
          <text:p text:style-name="P1">HTTP</text:p>
        </draw:connector>
        <draw:connector draw:style-name="gr4" draw:text-style-name="P3" xml:id="id8" draw:id="id8" draw:layer="layout" draw:type="curve" svg:x1="7.341cm" svg:y1="10.336cm" svg:x2="13.865cm" svg:y2="8.334cm" draw:start-shape="id2" draw:start-glue-point="10" draw:end-shape="id3" draw:end-glue-point="6" svg:d="M7341 10336c4893 0 1631-2002 6524-2002" svg:viewBox="0 0 6525 2003">
          <text:p text:style-name="P1">Channel</text:p>
        </draw:connector>
        <draw:connector draw:style-name="gr4" draw:text-style-name="P3" xml:id="id10" draw:id="id10" draw:layer="layout" draw:type="curve" svg:x1="15.736cm" svg:y1="7.004cm" svg:x2="18.355cm" svg:y2="3.346cm" draw:start-shape="id3" draw:start-glue-point="4" draw:end-shape="id4" draw:end-glue-point="6" svg:d="M15736 7004c0-2439 873-3658 2619-3658" svg:viewBox="0 0 2620 3659">
          <text:p text:style-name="P1">Channel</text:p>
        </draw:connector>
        <draw:connector draw:style-name="gr5" draw:text-style-name="P5" xml:id="id14" draw:id="id14" draw:layer="layout" draw:type="curve" svg:x1="17.606cm" svg:y1="8.334cm" svg:x2="20.683cm" svg:y2="8.334cm" draw:start-shape="id3" draw:start-glue-point="10" draw:end-shape="id5" draw:end-glue-point="6" svg:d="M17606 8334h3077" svg:viewBox="0 0 3078 1">
          <text:p text:style-name="P4"><text:span text:style-name="T1">Channel</text:span></text:p>
        </draw:connector>
        <draw:connector draw:style-name="gr4" draw:text-style-name="P3" xml:id="id12" draw:id="id12" draw:layer="layout" draw:type="curve" svg:x1="15.736cm" svg:y1="9.664cm" svg:x2="18.521cm" svg:y2="13.489cm" draw:start-shape="id3" draw:start-glue-point="8" draw:end-shape="id6" draw:end-glue-point="6" svg:d="M15736 9664c0 2550 928 3825 2785 3825" svg:viewBox="0 0 2786 3826">
          <text:p text:style-name="P1">Channel</text:p>
        </draw:connector>
        <draw:custom-shape draw:style-name="gr6" draw:text-style-name="P6" xml:id="id7" draw:id="id7" draw:layer="layout" svg:width="1.804cm" svg:height="1.746cm" svg:x="8.4cm" svg:y="6.219cm">
          <text:p text:style-name="P1"><text:span text:style-name="T2">Bu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9.94cm" svg:y1="7.71cm" svg:x2="10.603cm" svg:y2="9.335cm" draw:start-shape="id7" draw:start-glue-point="9" draw:end-shape="id8" draw:end-glue-point="0" svg:d="M9940 7710l663 1625" svg:viewBox="0 0 664 1626">
          <text:p/>
        </draw:connector>
        <draw:custom-shape draw:style-name="gr6" draw:text-style-name="P6" xml:id="id9" draw:id="id9" draw:layer="layout" svg:width="1.804cm" svg:height="1.746cm" svg:x="12.796cm" svg:y="2.473cm">
          <text:p text:style-name="P1"><text:span text:style-name="T2">Bu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4.6cm" svg:y1="3.346cm" svg:x2="16.172cm" svg:y2="3.955cm" draw:start-shape="id9" draw:start-glue-point="1" draw:end-shape="id10" draw:end-glue-point="0" svg:d="M14600 3346l1572 609" svg:viewBox="0 0 1573 610">
          <text:p/>
        </draw:connector>
        <draw:custom-shape draw:style-name="gr6" draw:text-style-name="P6" xml:id="id11" draw:id="id11" draw:layer="layout" svg:width="1.804cm" svg:height="1.746cm" svg:x="12.796cm" svg:y="12.673cm">
          <text:p text:style-name="P1"><text:span text:style-name="T2">Bu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4.6cm" svg:y1="13.546cm" svg:x2="16.2cm" svg:y2="12.851cm" draw:start-shape="id11" draw:start-glue-point="1" draw:end-shape="id12" draw:end-glue-point="0" svg:d="M14600 13546l1600-695" svg:viewBox="0 0 1601 696">
          <text:p/>
        </draw:connector>
        <draw:custom-shape draw:style-name="gr6" draw:text-style-name="P6" xml:id="id13" draw:id="id13" draw:layer="layout" svg:width="1.804cm" svg:height="1.746cm" svg:x="19.896cm" svg:y="9.573cm">
          <text:p text:style-name="P1"><text:span text:style-name="T2">Bu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20.16cm" svg:y1="9.828cm" svg:x2="19.144cm" svg:y2="8.334cm" draw:start-shape="id13" draw:start-glue-point="5" draw:end-shape="id14" draw:end-glue-point="0" svg:d="M20160 9828l-1016-1494" svg:viewBox="0 0 1017 1495">
          <text:p/>
        </draw:connector>
        <draw:connector draw:style-name="gr5" draw:text-style-name="P3" draw:layer="layout" draw:type="line" svg:x1="22.096cm" svg:y1="3.346cm" svg:x2="25.807cm" svg:y2="3.354cm" draw:start-shape="id4" draw:start-glue-point="10" svg:d="M22096 3346l3711 8" svg:viewBox="0 0 3712 9">
          <text:p text:style-name="P1">HTTP</text:p>
        </draw:connector>
        <draw:connector draw:style-name="gr5" draw:text-style-name="P3" draw:layer="layout" draw:type="line" svg:x1="24.424cm" svg:y1="8.334cm" svg:x2="26.906cm" svg:y2="8.333cm" draw:start-shape="id5" draw:start-glue-point="10" svg:d="M24424 8334l2482-1" svg:viewBox="0 0 2483 2">
          <text:p text:style-name="P1">HTTP</text:p>
        </draw:connector>
        <draw:connector draw:style-name="gr5" draw:text-style-name="P3" draw:layer="layout" draw:type="line" svg:x1="22.262cm" svg:y1="13.489cm" svg:x2="25.955cm" svg:y2="13.486cm" draw:start-shape="id6" draw:start-glue-point="10" svg:d="M22262 13489l3693-3" svg:viewBox="0 0 3694 4">
          <text:p text:style-name="P1">HTTP</text:p>
        </draw:connector>
        <draw:custom-shape draw:style-name="gr2" draw:text-style-name="P2" xml:id="id16" draw:id="id16" draw:layer="layout" svg:width="3.741cm" svg:height="2.66cm" svg:x="5.059cm" svg:y="15.4cm">
          <text:p text:style-name="P1">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741cm" svg:height="2.66cm" svg:x="21.5cm" svg:y="16.8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draw:line-skew="-0.149cm" svg:x1="21.715cm" svg:y1="14.43cm" svg:x2="23.371cm" svg:y2="16.8cm" draw:start-shape="id6" draw:start-glue-point="9" draw:end-shape="id15" draw:end-glue-point="4" svg:d="M21715 14430c0 1846 1656 662 1656 2370" svg:viewBox="0 0 1657 2371">
          <text:p/>
        </draw:connector>
        <draw:connector draw:style-name="gr8" draw:text-style-name="P3" draw:layer="layout" draw:type="curve" draw:line-skew="1.819cm -1.853cm" svg:x1="25.241cm" svg:y1="18.13cm" svg:x2="23.877cm" svg:y2="9.275cm" draw:start-shape="id15" draw:start-glue-point="10" draw:end-shape="id5" draw:end-glue-point="9" svg:d="M25241 18130c3505 0 2921-3375 1704-4800s-3068-898-3068-4055" svg:viewBox="0 0 4013 8856">
          <text:p/>
        </draw:connector>
        <draw:connector draw:style-name="gr8" draw:text-style-name="P3" draw:layer="layout" draw:type="curve" draw:line-skew="1.529cm" svg:x1="6.793cm" svg:y1="11.277cm" svg:x2="22.047cm" svg:y2="17.189cm" draw:start-shape="id2" draw:start-glue-point="9" draw:end-shape="id15" draw:end-glue-point="5" svg:d="M6793 11277c0 6727 15254 3772 15254 5912" svg:viewBox="0 0 15255 5913">
          <text:p/>
        </draw:connector>
        <draw:connector draw:style-name="gr9" draw:text-style-name="P3" draw:layer="layout" draw:type="curve" draw:line-skew="-0.992cm -0.687cm" svg:x1="5.47cm" svg:y1="11.666cm" svg:x2="5.059cm" svg:y2="16.73cm" draw:start-shape="id2" draw:start-glue-point="8" draw:end-shape="id16" draw:end-glue-point="6" svg:d="M5470 11666c0 1312-809 1093-1364 2031s-856 3033 953 3033" svg:viewBox="0 0 1792 5065">
          <text:p/>
        </draw:connector>
        <draw:connector draw:style-name="gr9" draw:text-style-name="P3" draw:layer="layout" draw:type="curve" svg:x1="19.068cm" svg:y1="14.43cm" svg:x2="8.8cm" svg:y2="16.73cm" draw:start-shape="id6" draw:start-glue-point="7" draw:end-shape="id16" draw:end-glue-point="10" svg:d="M19068 14430c0 1534-3422 2300-10268 2300" svg:viewBox="0 0 10269 2301">
          <text:p/>
        </draw:connector>
        <draw:connector draw:style-name="gr10" draw:text-style-name="P3" draw:layer="layout" draw:type="curve" svg:x1="8.253cm" svg:y1="17.671cm" svg:x2="13.485cm" svg:y2="18.692cm" draw:start-shape="id16" draw:start-glue-point="9" svg:d="M8253 17671c0 1447 5232 937 5232 1021" svg:viewBox="0 0 5233 1044">
          <text:p text:style-name="P1">API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3" svg:font-family="'Noto Sans'" style:font-pitch="variable"/>
    <style:font-face style:name="Noto Sans2" svg:font-family="'Noto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horizontal-align="center" draw:textarea-vertical-align="top" fo:padding-top="0cm" fo:padding-bottom="0.3cm"/>
      <style:paragraph-properties style:writing-mode="lr-tb">
        <style:tab-stops/>
      </style:paragraph-properties>
      <style:text-properties style:font-name="Noto Sans2" fo:font-family="'Noto Sans'" style:font-style-name="Regular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53:46.328093779</meta:creation-date>
    <dc:date>2017-02-08T08:47:11.412837475</dc:date>
    <meta:editing-duration>PT23H37M12S</meta:editing-duration>
    <meta:editing-cycles>9</meta:editing-cycles>
    <meta:generator>LibreOffice/5.2.5.1$Linux_X86_64 LibreOffice_project/20m0$Build-1</meta:generator>
    <meta:document-statistic meta:object-count="30"/>
  </office:meta>
</office:document-meta>
</file>